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ESTEVES PORTOCARRERO, JOSE MIGUEL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ICIA CRU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ESTEVES PORTOCARRERO, JOSE MIG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9:40:1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